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3.429cm" svg:x="6.969cm" svg:y="-5.295cm">
          <text:p text:style-name="P1">Is Fi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6.096cm" svg:height="3.429cm" svg:x="2.397cm" svg:y="-1.104cm">
          <text:p text:style-name="P1">Is Ti a </text:p>
          <text:p text:style-name="P1">primitive</text:p>
          <text:p text:style-name="P1">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096cm" svg:height="3.429cm" svg:x="11.541cm" svg:y="-1.104cm">
          <text:p text:style-name="P1">Is Ti a</text:p>
          <text:p text:style-name="P1">miniboxed type 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065cm" svg:y1="-3.58cm" svg:x2="14.589cm" svg:y2="-1.104cm" draw:start-shape="id1" draw:start-glue-point="7" draw:end-shape="id2" svg:d="M13065-3580h1524v2476" svg:viewBox="0 0 1525 2477">
          <text:p/>
        </draw:connector>
        <draw:connector draw:style-name="gr2" draw:text-style-name="P1" draw:layer="layout" svg:x1="6.969cm" svg:y1="-3.58cm" svg:x2="5.445cm" svg:y2="-1.104cm" draw:start-shape="id1" draw:start-glue-point="5" draw:end-shape="id3" draw:end-glue-point="4" svg:d="M6969-3580h-1524v2476" svg:viewBox="0 0 1525 2477">
          <text:p/>
        </draw:connector>
        <draw:custom-shape draw:style-name="gr1" draw:text-style-name="P1" xml:id="id4" draw:id="id4" draw:layer="layout" svg:width="4.318cm" svg:height="1.778cm" svg:x="7.858cm" svg:y="-9.199cm">
          <text:p text:style-name="P1">Start</text:p>
          <text:p text:style-name="P1">Matching (Fi, T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017cm" svg:y1="-7.421cm" svg:x2="10.017cm" svg:y2="-5.295cm" draw:start-shape="id4" draw:start-glue-point="2" draw:end-shape="id1" draw:end-glue-point="4" svg:d="M10017-7421v2126" svg:viewBox="0 0 1 2127">
          <text:p/>
        </draw:connector>
        <draw:custom-shape draw:style-name="gr3" draw:text-style-name="P2" xml:id="id7" draw:id="id7" draw:layer="layout" svg:width="4.826cm" svg:height="2.794cm" svg:x="12.176cm" svg:y="20.726cm">
          <text:p text:style-name="P1"><text:span text:style-name="T1">Issue </text:span></text:p>
          <text:p text:style-name="P1"><text:span text:style-name="T1">back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318cm" svg:height="2.794cm" svg:x="3.286cm" svg:y="35.823cm">
          <text:p text:style-name="P1">Output</text:p>
          <text:p text:style-name="P1"><text:span text:style-name="T1">(Fi obj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51cm" svg:height="0.848cm" svg:x="5.726cm" svg:y="-4.406cm">
          <draw:text-box>
            <text:p><text:span text:style-name="T1">YES</text:span></text:p>
          </draw:text-box>
        </draw:frame>
        <draw:frame draw:style-name="gr5" draw:text-style-name="P3" draw:layer="layout" svg:width="1.524cm" svg:height="0.848cm" svg:x="12.811cm" svg:y="-4.406cm">
          <draw:text-box>
            <text:p><text:span text:style-name="T1">NO</text:span></text:p>
          </draw:text-box>
        </draw:frame>
        <draw:custom-shape draw:style-name="gr1" draw:text-style-name="P1" xml:id="id8" draw:id="id8" draw:layer="layout" svg:width="4.318cm" svg:height="2.794cm" svg:x="7.858cm" svg:y="35.823cm">
          <text:p text:style-name="P1">Output</text:p>
          <text:p text:style-name="P1"><text:span text:style-name="T1">(Fi minibo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318cm" svg:height="2.794cm" svg:x="12.43cm" svg:y="35.823cm">
          <text:p text:style-name="P1">Output</text:p>
          <text:p text:style-name="P1"><text:span text:style-name="T1">(Fi eras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096cm" svg:height="3.429cm" svg:x="11.541cm" svg:y="4.357cm">
          <text:p text:style-name="P1">Is Ti a</text:p>
          <text:p text:style-name="P1">primitive 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084cm" svg:x1="11.541cm" svg:y1="0.611cm" svg:x2="14.589cm" svg:y2="4.357cm" draw:start-shape="id2" draw:start-glue-point="5" draw:end-shape="id5" draw:end-glue-point="4" svg:d="M11541 611h-635v2729h3683v1017" svg:viewBox="0 0 3684 3747">
          <text:p/>
        </draw:connector>
        <draw:connector draw:style-name="gr2" draw:text-style-name="P1" draw:layer="layout" draw:line-skew="-0.084cm 5.484cm" svg:x1="11.541cm" svg:y1="6.072cm" svg:x2="14.589cm" svg:y2="35.823cm" draw:start-shape="id5" draw:start-glue-point="5" draw:end-shape="id6" draw:end-glue-point="0" svg:d="M11541 6072h-635v21217h3683v8534" svg:viewBox="0 0 3684 29752">
          <text:p/>
        </draw:connector>
        <draw:frame draw:style-name="gr5" draw:text-style-name="P3" draw:layer="layout" svg:width="1.27cm" svg:height="0.848cm" svg:x="10.952cm" svg:y="5.246cm">
          <draw:text-box>
            <text:p><text:span text:style-name="T1">N</text:span></text:p>
          </draw:text-box>
        </draw:frame>
        <draw:connector draw:style-name="gr2" draw:text-style-name="P1" draw:layer="layout" draw:line-skew="0cm 2.73cm" svg:x1="17.637cm" svg:y1="0.611cm" svg:x2="14.589cm" svg:y2="20.726cm" draw:start-shape="id2" draw:start-glue-point="7" draw:end-shape="id7" draw:end-glue-point="0" svg:d="M17637 611h552v13644h-3600v6471" svg:viewBox="0 0 3601 20116">
          <text:p/>
        </draw:connector>
        <draw:connector draw:style-name="gr2" draw:text-style-name="P1" draw:layer="layout" svg:x1="17.637cm" svg:y1="6.072cm" svg:x2="14.589cm" svg:y2="20.726cm" draw:start-shape="id5" draw:start-glue-point="7" draw:end-shape="id7" draw:end-glue-point="0" svg:d="M17637 6072h552v8184h-3600v6470" svg:viewBox="0 0 3601 14655">
          <text:p/>
        </draw:connector>
        <draw:connector draw:style-name="gr2" draw:text-style-name="P1" draw:layer="layout" svg:x1="14.589cm" svg:y1="23.52cm" svg:x2="14.589cm" svg:y2="35.823cm" draw:start-shape="id7" draw:start-glue-point="2" draw:end-shape="id6" draw:end-glue-point="0" svg:d="M14589 23520v12303" svg:viewBox="0 0 1 12304">
          <text:p/>
        </draw:connector>
        <draw:custom-shape draw:style-name="gr1" draw:text-style-name="P1" xml:id="id9" draw:id="id9" draw:layer="layout" svg:width="6.096cm" svg:height="3.429cm" svg:x="2.397cm" svg:y="4.357cm">
          <text:p text:style-name="P1">Is Ti a type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frame draw:style-name="gr5" draw:text-style-name="P3" draw:layer="layout" svg:width="1.27cm" svg:height="0.848cm" svg:x="10.952cm" svg:y="-0.115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17.337cm" svg:y="-0.132cm">
            <draw:text-box>
              <text:p><text:span text:style-name="T1">Y</text:span></text:p>
            </draw:text-box>
          </draw:frame>
        </draw:g>
        <draw:frame draw:style-name="gr5" draw:text-style-name="P3" draw:layer="layout" svg:width="1.397cm" svg:height="0.848cm" svg:x="17.383cm" svg:y="5.329cm">
          <draw:text-box>
            <text:p><text:span text:style-name="T1">Y</text:span></text:p>
          </draw:text-box>
        </draw:frame>
        <draw:custom-shape draw:style-name="gr1" draw:text-style-name="P1" xml:id="id11" draw:id="id11" draw:layer="layout" svg:width="6.096cm" svg:height="3.429cm" svg:x="2.397cm" svg:y="25.552cm">
          <text:p text:style-name="P1">Is Ti a</text:p>
          <text:p text:style-name="P1">subtype of</text:p>
          <text:p text:style-name="P1">Obj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493cm" svg:y1="0.611cm" svg:x2="10.017cm" svg:y2="35.823cm" draw:start-shape="id3" draw:start-glue-point="7" draw:end-shape="id8" svg:d="M8493 611h1524v35212" svg:viewBox="0 0 1525 35213">
          <text:p/>
        </draw:connector>
        <draw:connector draw:style-name="gr2" draw:text-style-name="P1" draw:layer="layout" svg:x1="8.493cm" svg:y1="6.072cm" svg:x2="5.445cm" svg:y2="9.818cm" draw:start-shape="id9" draw:start-glue-point="7" draw:end-shape="id10" draw:end-glue-point="4" svg:d="M8493 6072h552v2730h-3600v1016" svg:viewBox="0 0 3601 3747">
          <text:p/>
        </draw:connector>
        <draw:connector draw:style-name="gr2" draw:text-style-name="P1" draw:layer="layout" draw:line-skew="-0.044cm 2.167cm" svg:x1="8.493cm" svg:y1="27.267cm" svg:x2="5.445cm" svg:y2="35.823cm" draw:start-shape="id11" draw:start-glue-point="7" draw:end-shape="id12" draw:end-glue-point="0" svg:d="M8493 27267h508v7302h-3556v1254" svg:viewBox="0 0 3557 8557">
          <text:p/>
        </draw:connector>
        <draw:custom-shape draw:style-name="gr3" draw:text-style-name="P2" xml:id="id14" draw:id="id14" draw:layer="layout" svg:width="4.826cm" svg:height="2.794cm" svg:x="3.032cm" svg:y="20.726cm">
          <text:p text:style-name="P1"><text:span text:style-name="T1">Issue </text:span></text:p>
          <text:p text:style-name="P1"><text:span text:style-name="T1">for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0.611cm" svg:x2="5.445cm" svg:y2="4.357cm" draw:start-shape="id3" draw:start-glue-point="5" draw:end-shape="id9" draw:end-glue-point="4" svg:d="M2397 611h-552v2729h3600v1017" svg:viewBox="0 0 3601 3747">
          <text:p/>
        </draw:connector>
        <draw:g>
          <draw:frame draw:style-name="gr5" draw:text-style-name="P3" draw:layer="layout" svg:width="1.27cm" svg:height="0.848cm" svg:x="1.835cm" svg:y="-0.071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cm" svg:y="-0.088cm">
            <draw:text-box>
              <text:p><text:span text:style-name="T1">Y</text:span></text:p>
            </draw:text-box>
          </draw:frame>
        </draw:g>
        <draw:custom-shape draw:style-name="gr1" draw:text-style-name="P1" xml:id="id10" draw:id="id10" draw:layer="layout" svg:width="6.096cm" svg:height="3.429cm" svg:x="2.397cm" svg:y="9.818cm">
          <text:p text:style-name="P1">Is Ti marked</text:p>
          <text:p text:style-name="P1">as 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1.226cm 8.08cm" svg:x1="2.397cm" svg:y1="6.072cm" svg:x2="5.445cm" svg:y2="25.552cm" draw:start-shape="id9" draw:start-glue-point="5" draw:end-shape="id11" draw:end-glue-point="4" svg:d="M2397 6072h-1778v18677h4826v803" svg:viewBox="0 0 4827 19481">
          <text:p/>
        </draw:connector>
        <draw:connector draw:style-name="gr2" draw:text-style-name="P1" draw:layer="layout" svg:x1="8.493cm" svg:y1="11.533cm" svg:x2="5.445cm" svg:y2="15.318cm" draw:start-shape="id10" draw:start-glue-point="7" draw:end-shape="id13" draw:end-glue-point="4" svg:d="M8493 11533h552v2749h-3600v1036" svg:viewBox="0 0 3601 3786">
          <text:p/>
        </draw:connector>
        <draw:connector draw:style-name="gr2" draw:text-style-name="P1" draw:layer="layout" draw:line-skew="-0.591cm 2.936cm" svg:x1="2.397cm" svg:y1="11.533cm" svg:x2="5.445cm" svg:y2="20.726cm" draw:start-shape="id10" draw:start-glue-point="5" draw:end-shape="id14" draw:end-glue-point="0" svg:d="M2397 11533h-1143v8389h4191v804" svg:viewBox="0 0 4192 9194">
          <text:p/>
        </draw:connector>
        <draw:g>
          <draw:frame draw:style-name="gr5" draw:text-style-name="P3" draw:layer="layout" svg:width="1.27cm" svg:height="0.848cm" svg:x="1.835cm" svg:y="5.32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96cm" svg:y="5.312cm">
            <draw:text-box>
              <text:p><text:span text:style-name="T1">Y</text:span></text:p>
            </draw:text-box>
          </draw:frame>
        </draw:g>
        <draw:custom-shape draw:style-name="gr3" draw:text-style-name="P2" xml:id="id15" draw:id="id15" draw:layer="layout" svg:width="4.826cm" svg:height="2.794cm" svg:x="3.032cm" svg:y="31.013cm">
          <text:p text:style-name="P1"><text:span text:style-name="T1">Issue </text:span></text:p>
          <text:p text:style-name="P1"><text:span text:style-name="T1">ambiguity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27.267cm" svg:x2="5.445cm" svg:y2="31.013cm" draw:start-shape="id11" draw:start-glue-point="5" draw:end-shape="id15" draw:end-glue-point="0" svg:d="M2397 27267h-552v2730h3600v1016" svg:viewBox="0 0 3601 3747">
          <text:p/>
        </draw:connector>
        <draw:connector draw:style-name="gr2" draw:text-style-name="P1" draw:layer="layout" svg:x1="5.445cm" svg:y1="33.807cm" svg:x2="5.445cm" svg:y2="35.823cm" draw:start-shape="id15" draw:start-glue-point="2" draw:end-shape="id12" draw:end-glue-point="0" svg:d="M5445 33807v2016" svg:viewBox="0 0 1 2017">
          <text:p/>
        </draw:connector>
        <draw:line draw:style-name="gr7" draw:text-style-name="P1" draw:layer="layout" svg:x1="5.445cm" svg:y1="23.52cm" svg:x2="5.445cm" svg:y2="24.028cm">
          <text:p/>
        </draw:line>
        <draw:line draw:style-name="gr7" draw:text-style-name="P1" draw:layer="layout" svg:x1="9.001cm" svg:y1="24.028cm" svg:x2="9.001cm" svg:y2="27.33cm">
          <text:p/>
        </draw:line>
        <draw:line draw:style-name="gr7" draw:text-style-name="P1" draw:layer="layout" svg:x1="5.445cm" svg:y1="24.028cm" svg:x2="9.001cm" svg:y2="24.028cm">
          <text:p/>
        </draw:line>
        <draw:custom-shape draw:style-name="gr1" draw:text-style-name="P1" xml:id="id16" draw:id="id16" draw:layer="layout" svg:width="4.318cm" svg:height="1.778cm" svg:x="7.858cm" svg:y="40.571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294cm" svg:x1="5.445cm" svg:y1="38.617cm" svg:x2="10.017cm" svg:y2="40.571cm" draw:start-shape="id12" draw:start-glue-point="2" draw:end-shape="id16" draw:end-glue-point="0" svg:d="M5445 38617v684h4572v1270" svg:viewBox="0 0 4573 1955">
          <text:p/>
        </draw:connector>
        <draw:connector draw:style-name="gr2" draw:text-style-name="P1" draw:layer="layout" svg:x1="10.017cm" svg:y1="38.617cm" svg:x2="10.017cm" svg:y2="40.571cm" draw:start-shape="id8" draw:start-glue-point="2" draw:end-shape="id16" svg:d="M10017 38617v1954" svg:viewBox="0 0 1 1955">
          <text:p/>
        </draw:connector>
        <draw:connector draw:style-name="gr2" draw:text-style-name="P1" draw:layer="layout" draw:line-skew="-0.294cm" svg:x1="14.589cm" svg:y1="38.617cm" svg:x2="10.017cm" svg:y2="40.571cm" draw:start-shape="id6" draw:start-glue-point="2" draw:end-shape="id16" draw:end-glue-point="0" svg:d="M14589 38617v684h-4572v1270" svg:viewBox="0 0 4573 1955">
          <text:p/>
        </draw:connector>
        <draw:g>
          <draw:frame draw:style-name="gr5" draw:text-style-name="P3" draw:layer="layout" svg:width="1.27cm" svg:height="0.848cm" svg:x="1.705cm" svg:y="10.79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166cm" svg:y="10.782cm">
            <draw:text-box>
              <text:p><text:span text:style-name="T1">Y</text:span></text:p>
            </draw:text-box>
          </draw:frame>
        </draw:g>
        <draw:g>
          <draw:frame draw:style-name="gr5" draw:text-style-name="P3" draw:layer="layout" svg:width="1.27cm" svg:height="0.848cm" svg:x="1.806cm" svg:y="26.54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67cm" svg:y="26.53cm">
            <draw:text-box>
              <text:p><text:span text:style-name="T1">Y</text:span></text:p>
            </draw:text-box>
          </draw:frame>
        </draw:g>
        <draw:line draw:style-name="gr7" draw:text-style-name="P1" draw:layer="layout" svg:x1="2.397cm" svg:y1="17.026cm" svg:x2="1.889cm" svg:y2="17.026cm">
          <text:p/>
        </draw:line>
        <draw:line draw:style-name="gr7" draw:text-style-name="P1" draw:layer="layout" svg:x1="1.913cm" svg:y1="19.161cm" svg:x2="1.913cm" svg:y2="17.002cm">
          <text:p/>
        </draw:line>
        <draw:line draw:style-name="gr7" draw:text-style-name="P1" draw:layer="layout" svg:x1="9.001cm" svg:y1="19.113cm" svg:x2="9.001cm" svg:y2="24.066cm">
          <text:p/>
        </draw:line>
        <draw:line draw:style-name="gr7" draw:text-style-name="P1" draw:layer="layout" svg:x1="1.889cm" svg:y1="19.137cm" svg:x2="9.001cm" svg:y2="19.137cm">
          <text:p/>
        </draw:line>
        <draw:frame draw:style-name="gr8" draw:layer="layout" svg:width="2.576cm" svg:height="0.848cm" svg:x="1.789cm" svg:y="18.313cm">
          <draw:text-box>
            <text:p>Ti object</text:p>
          </draw:text-box>
        </draw:frame>
        <draw:line draw:style-name="gr7" draw:text-style-name="P1" draw:layer="layout" svg:x1="8.493cm" svg:y1="17.026cm" svg:x2="10.017cm" svg:y2="17.026cm">
          <text:p/>
        </draw:line>
        <draw:custom-shape draw:style-name="gr1" draw:text-style-name="P1" xml:id="id13" draw:id="id13" draw:layer="layout" svg:width="6.096cm" svg:height="3.429cm" svg:x="2.397cm" svg:y="15.318cm">
          <text:p text:style-name="P1">Is the Ti </text:p>
          <text:p text:style-name="P1">representation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3.575cm" svg:height="0.848cm" draw:transform="rotate (1.5707963267949) translate (9.255cm 20.492cm)">
          <draw:text-box>
            <text:p>Ti miniboxed</text:p>
          </draw:text-box>
        </draw:frame>
        <draw:g>
          <draw:frame draw:style-name="gr5" draw:text-style-name="P3" draw:layer="layout" svg:width="1.27cm" svg:height="0.848cm" svg:x="1.762cm" svg:y="16.25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3cm" svg:y="16.24cm">
            <draw:text-box>
              <text:p><text:span text:style-name="T1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808080" draw:marker-start-width="0.356cm" draw:marker-start-center="false" draw:marker-end-width="0.356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9:08:59.447103942</meta:creation-date>
    <dc:date>2015-06-14T22:08:23.606124549</dc:date>
    <meta:editing-duration>PT1H41M2S</meta:editing-duration>
    <meta:editing-cycles>6</meta:editing-cycles>
    <meta:generator>LibreOffice/4.2.8.2$Linux_X86_64 LibreOffice_project/420m0$Build-2</meta:generator>
    <meta:document-statistic meta:object-count="68"/>
  </office:meta>
</office:document-meta>
</file>